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clusion de Lustre</text:p>
      <text:p text:style-name="Standard"/>
      <text:p text:style-name="Standard"><text:tab/>Lustre est impliqué dans de nombreux projets impressionnants, le plus souvent liés à la recherche. On retrouve ce système de fichiers en astrophysique, en science des matériaux, en chimie, en nanosciences, dans le domaine énergétique, ou encore en météorologie. Lustre a une énorme présence dans le monde du big data. Le projet GENCI (Grand Equipement National de Calcul Intensif), un super-calculateur de plus de 92 000 cœurs, de 360 To de mémoire vive et de 40Gb/s de bande passante, pour donner une idée de la proportion dans quels conditions Lustre peut être sollicité. Des grosses entreprises l'ont aussi adoptés tels que DELL, HP, BULL... Notre système de fichiers est donc un projet bien abouti qui est capable de travailler sur des quantités de données inimaginables tous en garantissant des performances extrê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4T04:31:03</meta:creation-date>
    <dc:date>2014-03-24T04:59:38</dc:date>
    <meta:editing-duration>PT13M15S</meta:editing-duration>
    <meta:editing-cycles>6</meta:editing-cycles>
    <meta:generator>LibreOffice/3.5$Linux_X86_64 LibreOffice_project/350m1$Build-2</meta:generator>
    <meta:document-statistic meta:table-count="0" meta:image-count="0" meta:object-count="0" meta:page-count="1" meta:paragraph-count="2" meta:word-count="134" meta:character-count="843" meta:non-whitespace-character-count="710"/>
  </office:meta>
</office:document-meta>
</file>